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language="pt" fo:country="BR" officeooo:rsid="000c0477" officeooo:paragraph-rsid="000963a3"/>
    </style:style>
    <style:style style:name="P2" style:family="paragraph" style:parent-style-name="Standard">
      <style:text-properties fo:language="pt" fo:country="BR" officeooo:rsid="000c0477" officeooo:paragraph-rsid="000963a3"/>
    </style:style>
    <style:style style:name="P3" style:family="paragraph" style:parent-style-name="Standard" style:list-style-name="L1">
      <style:text-properties fo:language="pt" fo:country="BR" officeooo:paragraph-rsid="000963a3"/>
    </style:style>
    <style:style style:name="P4" style:family="paragraph" style:parent-style-name="Standard" style:list-style-name="L3">
      <style:text-properties fo:language="pt" fo:country="BR" officeooo:paragraph-rsid="000963a3"/>
    </style:style>
    <style:style style:name="T1" style:family="text">
      <style:text-properties officeooo:rsid="000c047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c0477"/>
    </style:style>
    <style:style style:name="T4" style:family="text">
      <style:text-properties fo:font-weight="bold" officeooo:rsid="000c0477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span text:style-name="T1">Por que a abordagem ágil foi utilizada e não a tradicional para o projeto?</text:span></text:p>
          <text:p text:style-name="P3"/>
          <text:p text:style-name="P3">A abordagem ágil foi escolhida devido à necessidade de maior flexibilidade e capacidade de resposta a mudanças. O método Cascata, uma abordagem tradicional, mostrou-se inflexível diante das complexidades e mudanças no projeto do Sentinel. A metodologia ágil, especialmente o Scrum, proporciona iterações rápidas, permitindo ajustes contínuos com base no feedback e nas necessidades emergentes.</text:p>
        </text:list-item>
      </text:list>
      <text:p text:style-name="P2"/>
      <text:list text:continue-numbering="true" text:style-name="L1">
        <text:list-item>
          <text:p text:style-name="P3"><text:span text:style-name="T1">Por que o </text:span><text:span text:style-name="T3">SCRUM</text:span><text:span text:style-name="T1"> foi utilizado?</text:span></text:p>
          <text:p text:style-name="P3"/>
          <text:p text:style-name="P3">O Scrum foi escolhido como uma abordagem ágil específica devido à sua capacidade de gerenciar projetos complexos de maneira iterativa e incremental. Ele promove uma comunicação eficiente, rápida adaptação a mudanças e entrega contínua de valor ao cliente. A abordagem do Scrum, com iterações de 30 dias, permitiu ao FBI manter o controle do progresso e responder efetivamente aos requisitos em constante evolução.</text:p>
        </text:list-item>
      </text:list>
      <text:p text:style-name="P2"/>
      <text:list text:continue-numbering="true" text:style-name="L1">
        <text:list-item>
          <text:p text:style-name="P1">O resultado final era inovador? Por quê?</text:p>
          <text:p text:style-name="P1"/>
          <text:p text:style-name="P1">Sim, o resultado final foi inovador. A mudança para o Scrum não apenas possibilitou a conclusão bem-sucedida do projeto, mas também representou uma transformação digital significativa para o FBI. A entrega eficiente e dentro do orçamento, com a redução de custos em mais de 90%, destacou a inovação na abordagem de gerenciamento de projetos e desenvolvimento de software.</text:p>
        </text:list-item>
      </text:list>
      <text:p text:style-name="P2"/>
      <text:p text:style-name="P2"/>
      <text:list text:continue-numbering="true" text:style-name="L1">
        <text:list-item>
          <text:p text:style-name="P1"><text:span text:style-name="T2">O </text:span>que<text:span text:style-name="T2"> </text:span>você<text:span text:style-name="T2"> </text:span>faria<text:span text:style-name="T2"> </text:span>diferente<text:span text:style-name="T2">?</text:span></text:p>
          <text:p text:style-name="P1"><text:span text:style-name="T2"/></text:p>
          <text:p text:style-name="P1">Uma possível melhoria seria considerar a adoção de práticas ágeis desde o início do projeto, evitando o investimento inicial significativo na abordagem tradicional Cascata. Além disso, uma análise mais profunda dos requisitos e a comunicação frequente com os usuários finais desde o início poderiam ajudar a evitar alguns dos desafios enfrentados inicialmente.</text:p>
        </text:list-item>
      </text:list>
      <text:p text:style-name="P2"><text:span text:style-name="T2"/></text:p>
      <text:p text:style-name="P2"><text:span text:style-name="T2"/></text:p>
      <text:list text:continue-numbering="true" text:style-name="L1">
        <text:list-item>
          <text:p text:style-name="P3"><text:span text:style-name="T1">Outros tópicos que você achar interessante</text:span></text:p>
          <text:p text:style-name="P3"/>
        </text:list-item>
      </text:list>
      <text:list text:style-name="L3">
        <text:list-item>
          <text:p text:style-name="P4"><text:s/><text:span text:style-name="T4">Cultura Organizacional:</text:span><text:span text:style-name="T1"> Destacar a importância da cultura organizacional na adoção de metodologias ágeis e como o FBI precisou realinhar sua cultura para abraçar o Scrum.</text:span></text:p>
        </text:list-item>
        <text:list-item>
          <text:p text:style-name="P4"><text:span text:style-name="T4">Liderança e Comprometimento:</text:span><text:span text:style-name="T1"> Abordar como a mudança bem-sucedida exigiu liderança forte e comprometimento desde os mais altos escalões da organização.</text:span> </text:p>
        </text:list-item>
        <text:list-item>
          <text:p text:style-name="P4"><text:span text:style-name="T4">Avaliação Continua: </text:span>Salientar a importância da avaliação contínua e ajustes durante o processo, uma prática fundamental no Scrum. </text:p>
        </text:list-item>
        <text:list-item>
          <text:p text:style-name="P4"><text:span text:style-name="T4">Lição Aprendida:</text:span><text:span text:style-name="T1"> </text:span>Destacar a importância de aprender com os erros passados e como a experiência com o projeto Sentinel serviu como uma lição valiosa para futuros empreendimentos ágeis dentro do FB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5T19:38:35.512000000</meta:creation-date>
    <dc:date>2024-01-05T19:40:37.015000000</dc:date>
    <meta:editing-duration>PT2M1S</meta:editing-duration>
    <meta:editing-cycles>1</meta:editing-cycles>
    <meta:document-statistic meta:table-count="0" meta:image-count="0" meta:object-count="0" meta:page-count="1" meta:paragraph-count="13" meta:word-count="368" meta:character-count="2413" meta:non-whitespace-character-count="2064"/>
    <meta:generator>LibreOffice/7.6.4.1$Windows_X86_64 LibreOffice_project/e19e193f88cd6c0525a17fb7a176ed8e6a3e2aa1</meta:generator>
  </office:meta>
</office:document-meta>
</file>